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Normal">
      <style:paragraph-properties fo:break-before="page"/>
    </style:style>
    <style:style style:name="P6" style:family="paragraph" style:parent-style-name="Body_20_Text">
      <style:paragraph-properties>
        <style:tab-stops>
          <style:tab-stop style:position="0.5in"/>
        </style:tab-stops>
      </style:paragraph-properties>
    </style:style>
    <style:style style:name="P7" style:family="paragraph" style:parent-style-name="Body_20_Text">
      <style:text-properties officeooo:paragraph-rsid="0004eafc"/>
    </style:style>
    <style:style style:name="P8" style:family="paragraph" style:parent-style-name="Body_20_Text">
      <style:text-properties officeooo:paragraph-rsid="000594dc"/>
    </style:style>
    <style:style style:name="P9" style:family="paragraph" style:parent-style-name="Body_20_Text">
      <style:text-properties officeooo:paragraph-rsid="0007d6d6"/>
    </style:style>
    <style:style style:name="P10" style:family="paragraph" style:parent-style-name="Body_20_Text">
      <style:text-properties officeooo:paragraph-rsid="00081dc8"/>
    </style:style>
    <style:style style:name="P11" style:family="paragraph" style:parent-style-name="Body_20_Text">
      <style:text-properties officeooo:paragraph-rsid="0009c523"/>
    </style:style>
    <style:style style:name="P12" style:family="paragraph" style:parent-style-name="Body_20_Text">
      <style:text-properties officeooo:paragraph-rsid="000b8231"/>
    </style:style>
    <style:style style:name="P13" style:family="paragraph" style:parent-style-name="Normal">
      <style:paragraph-properties fo:margin-top="0in" fo:margin-bottom="0in" style:contextual-spacing="false"/>
    </style:style>
    <style:style style:name="P14"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15"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16"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17"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18"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19" style:family="paragraph" style:parent-style-name="Normal">
      <style:text-properties fo:font-size="10pt" style:font-size-asian="10pt" style:font-name-complex="Times New Roman" style:font-size-complex="10pt"/>
    </style:style>
    <style:style style:name="P20" style:family="paragraph" style:parent-style-name="Command">
      <style:paragraph-properties fo:margin-left="0.5in" fo:margin-right="0in" fo:text-indent="0in" style:auto-text-indent="false">
        <style:tab-stops/>
      </style:paragraph-properties>
    </style:style>
    <style:style style:name="P21" style:family="paragraph" style:parent-style-name="File">
      <style:paragraph-properties fo:text-align="center" style:justify-single-word="false"/>
    </style:style>
    <style:style style:name="P22" style:family="paragraph" style:parent-style-name="TOC_20_1">
      <style:paragraph-properties>
        <style:tab-stops>
          <style:tab-stop style:position="6.9252in" style:type="right" style:leader-style="dotted" style:leader-text="."/>
        </style:tab-stops>
      </style:paragraph-properties>
    </style:style>
    <style:style style:name="P23" style:family="paragraph" style:parent-style-name="Text_20_body">
      <style:text-properties officeooo:paragraph-rsid="000594dc"/>
    </style:style>
    <style:style style:name="P24" style:family="paragraph" style:parent-style-name="TOC_20_2">
      <style:paragraph-properties>
        <style:tab-stops>
          <style:tab-stop style:position="6.7583in" style:type="right" style:leader-style="dotted" style:leader-text="."/>
        </style:tab-stops>
      </style:paragraph-properties>
    </style:style>
    <style:style style:name="P25" style:family="paragraph" style:parent-style-name="Command">
      <style:text-properties officeooo:paragraph-rsid="0004eafc"/>
    </style:style>
    <style:style style:name="P26" style:family="paragraph" style:parent-style-name="List" style:list-style-name="L1"/>
    <style:style style:name="P27" style:family="paragraph" style:parent-style-name="List" style:list-style-name="L3"/>
    <style:style style:name="P28" style:family="paragraph" style:parent-style-name="List" style:list-style-name="L4"/>
    <style:style style:name="P29" style:family="paragraph" style:parent-style-name="List" style:list-style-name="L6">
      <style:text-properties fo:font-weight="bold" officeooo:paragraph-rsid="00103409" style:font-weight-asian="bold" style:font-weight-complex="bold"/>
    </style:style>
    <style:style style:name="P30" style:family="paragraph" style:parent-style-name="List" style:list-style-name="L6">
      <style:text-properties fo:font-weight="bold" officeooo:paragraph-rsid="001119c9" style:font-weight-asian="bold" style:font-weight-complex="bold"/>
    </style:style>
    <style:style style:name="P31" style:family="paragraph" style:parent-style-name="Normal" style:master-page-name="MP0">
      <style:paragraph-properties fo:margin-top="0.0402in" fo:margin-bottom="0.0402in" style:contextual-spacing="false" style:page-number="auto" fo:break-before="page"/>
    </style:style>
    <style:style style:name="P32" style:family="paragraph" style:parent-style-name="Body_20_Text" style:list-style-name="L2"/>
    <style:style style:name="P33" style:family="paragraph" style:parent-style-name="Body_20_Text">
      <style:text-properties officeooo:paragraph-rsid="000d8218"/>
    </style:style>
    <style:style style:name="P34" style:family="paragraph" style:parent-style-name="Body_20_Text">
      <style:text-properties officeooo:paragraph-rsid="000ec3fc"/>
    </style:style>
    <style:style style:name="P35" style:family="paragraph" style:parent-style-name="Body_20_Text">
      <style:text-properties officeooo:paragraph-rsid="00103409"/>
    </style:style>
    <style:style style:name="P36" style:family="paragraph" style:parent-style-name="Body_20_Text">
      <style:text-properties officeooo:paragraph-rsid="001119c9"/>
    </style:style>
    <style:style style:name="P37" style:family="paragraph" style:parent-style-name="Heading_20_2">
      <style:text-properties officeooo:paragraph-rsid="00042c60"/>
    </style:style>
    <style:style style:name="P38" style:family="paragraph" style:parent-style-name="Heading_20_1">
      <style:paragraph-properties>
        <style:tab-stops>
          <style:tab-stop style:position="0.5in"/>
        </style:tab-stops>
      </style:paragraph-properties>
    </style:style>
    <style:style style:name="P39" style:family="paragraph" style:parent-style-name="Heading_20_1">
      <style:paragraph-properties fo:break-before="page"/>
    </style:style>
    <style:style style:name="P40" style:family="paragraph" style:parent-style-name="Heading_20_1">
      <style:paragraph-properties fo:break-before="page">
        <style:tab-stops>
          <style:tab-stop style:position="-0.3in"/>
          <style:tab-stop style:position="0.2in"/>
        </style:tab-stops>
      </style:paragraph-properties>
    </style:style>
    <style:style style:name="P41" style:family="paragraph" style:parent-style-name="Heading_20_1">
      <style:paragraph-properties fo:margin-top="0in" fo:margin-bottom="0in" style:contextual-spacing="false" fo:break-before="page"/>
    </style:style>
    <style:style style:name="P42" style:family="paragraph" style:parent-style-name="Heading_20_3">
      <style:text-properties officeooo:paragraph-rsid="0007d6d6"/>
    </style:style>
    <style:style style:name="P43" style:family="paragraph" style:parent-style-name="Heading_20_3">
      <style:text-properties officeooo:paragraph-rsid="00081dc8"/>
    </style:style>
    <style:style style:name="P44" style:family="paragraph" style:parent-style-name="Heading_20_3">
      <style:text-properties officeooo:paragraph-rsid="0009c523"/>
    </style:style>
    <style:style style:name="P45" style:family="paragraph" style:parent-style-name="Heading_20_3">
      <style:text-properties officeooo:paragraph-rsid="000b8231"/>
    </style:style>
    <style:style style:name="P46" style:family="paragraph" style:parent-style-name="Heading_20_3">
      <style:text-properties officeooo:paragraph-rsid="000d8218"/>
    </style:style>
    <style:style style:name="P47" style:family="paragraph" style:parent-style-name="Heading_20_3">
      <style:text-properties officeooo:paragraph-rsid="000ec3fc"/>
    </style:style>
    <style:style style:name="P48" style:family="paragraph" style:parent-style-name="Heading_20_3">
      <style:text-properties officeooo:paragraph-rsid="00103409"/>
    </style:style>
    <style:style style:name="P49" style:family="paragraph" style:parent-style-name="Heading_20_3">
      <style:text-properties officeooo:paragraph-rsid="001119c9"/>
    </style:style>
    <style:style style:name="P50" style:family="paragraph" style:parent-style-name="File">
      <style:text-properties officeooo:paragraph-rsid="000c05c1"/>
    </style:style>
    <style:style style:name="P51" style:family="paragraph" style:parent-style-name="List_20_Number" style:list-style-name="L5"/>
    <style:style style:name="P52" style:family="paragraph" style:parent-style-name="List_20_Number" style:list-style-name="L5">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size-asian="18pt" style:font-weight-asian="bold"/>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1"/>
      </text:list-level-style-bullet>
      <text:list-level-style-bullet text:level="3" text:style-name="WW_5f_CharLFO3LVL3" text:bullet-char="▪">
        <style:list-level-properties text:space-before="0.75in" text:min-label-width="0.25in"/>
        <style:text-properties style:font-name="OpenSymbol1"/>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1"/>
      </text:list-level-style-bullet>
      <text:list-level-style-bullet text:level="6" text:style-name="WW_5f_CharLFO3LVL6" text:bullet-char="▪">
        <style:list-level-properties text:space-before="1.5in" text:min-label-width="0.25in"/>
        <style:text-properties style:font-name="OpenSymbol1"/>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1"/>
      </text:list-level-style-bullet>
      <text:list-level-style-bullet text:level="9" text:style-name="WW_5f_CharLFO3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1"/>
      </text:list-level-style-bullet>
      <text:list-level-style-bullet text:level="3" text:style-name="WW_5f_CharLFO4LVL3" text:bullet-char="▪">
        <style:list-level-properties text:space-before="0.75in" text:min-label-width="0.25in"/>
        <style:text-properties style:font-name="OpenSymbol1"/>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1"/>
      </text:list-level-style-bullet>
      <text:list-level-style-bullet text:level="6" text:style-name="WW_5f_CharLFO4LVL6" text:bullet-char="▪">
        <style:list-level-properties text:space-before="1.5in" text:min-label-width="0.25in"/>
        <style:text-properties style:font-name="OpenSymbol1"/>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1"/>
      </text:list-level-style-bullet>
      <text:list-level-style-bullet text:level="9" text:style-name="WW_5f_CharLFO4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1"/>
      </text:list-level-style-bullet>
      <text:list-level-style-bullet text:level="3" text:style-name="WW_5f_CharLFO6LVL3" text:bullet-char="▪">
        <style:list-level-properties text:space-before="0.75in" text:min-label-width="0.25in"/>
        <style:text-properties style:font-name="OpenSymbol1"/>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1"/>
      </text:list-level-style-bullet>
      <text:list-level-style-bullet text:level="6" text:style-name="WW_5f_CharLFO6LVL6" text:bullet-char="▪">
        <style:list-level-properties text:space-before="1.5in" text:min-label-width="0.25in"/>
        <style:text-properties style:font-name="OpenSymbol1"/>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1"/>
      </text:list-level-style-bullet>
      <text:list-level-style-bullet text:level="9" text:style-name="WW_5f_CharLFO6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1"/>
      </text:list-level-style-bullet>
      <text:list-level-style-bullet text:level="3" text:style-name="WW_5f_CharLFO7LVL3" text:bullet-char="▪">
        <style:list-level-properties text:space-before="0.75in" text:min-label-width="0.25in"/>
        <style:text-properties style:font-name="OpenSymbol1"/>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1"/>
      </text:list-level-style-bullet>
      <text:list-level-style-bullet text:level="6" text:style-name="WW_5f_CharLFO7LVL6" text:bullet-char="▪">
        <style:list-level-properties text:space-before="1.5in" text:min-label-width="0.25in"/>
        <style:text-properties style:font-name="OpenSymbol1"/>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1"/>
      </text:list-level-style-bullet>
      <text:list-level-style-bullet text:level="9" text:style-name="WW_5f_CharLFO7LVL9" text:bullet-char="▪">
        <style:list-level-properties text:space-before="2.25in" text:min-label-width="0.2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0</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July, 2014</text:p>
      <text:p text:style-name="P3">Last modified: July 2014</text:p>
      <text:p text:style-name="P3"/>
      <text:p text:style-name="P4">Ritchie Lab, Center for Systems Genomics</text:p>
      <text:p text:style-name="P4">Pennsylvania State University, University Park, PA 16802</text:p>
      <text:p text:style-name="P4">URL: https://ritchielab.psu.edu/</text:p>
      <text:p text:style-name="P3"><text:span text:style-name="Default_20_Paragraph_20_Font"><text:span text:style-name="T3">Email: </text:span></text:span><text:span text:style-name="Default_20_Paragraph_20_Font"><text:span text:style-name="T4">software@ritchielab.psu.edu</text:span></text:span></text:p>
      <text:h text:style-name="P38" text:outline-level="1"/>
      <text:p text:style-name="P5"><text:span text:style-name="Default_20_Paragraph_20_Font"><text:span text:style-name="T5">Table of Contents</text:span></text:span></text:p>
      <text:section text:style-name="Sect1" text:name="Sect1">
        <text:table-of-content text:style-name="Sect2" text:name="_TOC0">
          <text:table-of-content-source text:outline-level="2" text:use-index-marks="fals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TOC_20_4">
              <text:index-entry-text/>
              <text:index-entry-tab-stop style:type="right" style:leader-char="."/>
              <text:index-entry-page-number/>
            </text:table-of-content-entry-template>
            <text:table-of-content-entry-template text:outline-level="5" text:style-name="TOC_20_5">
              <text:index-entry-text/>
              <text:index-entry-tab-stop style:type="right" style:leader-char="."/>
              <text:index-entry-page-number/>
            </text:table-of-content-entry-template>
            <text:table-of-content-entry-template text:outline-level="6" text:style-name="TOC_20_6">
              <text:index-entry-text/>
              <text:index-entry-tab-stop style:type="right" style:leader-char="."/>
              <text:index-entry-page-number/>
            </text:table-of-content-entry-template>
            <text:table-of-content-entry-template text:outline-level="7" text:style-name="TOC_20_7">
              <text:index-entry-text/>
              <text:index-entry-tab-stop style:type="right" style:leader-char="."/>
              <text:index-entry-page-number/>
            </text:table-of-content-entry-template>
            <text:table-of-content-entry-template text:outline-level="8" text:style-name="TOC_20_8">
              <text:index-entry-text/>
              <text:index-entry-tab-stop style:type="right" style:leader-char="."/>
              <text:index-entry-page-number/>
            </text:table-of-content-entry-template>
            <text:table-of-content-entry-template text:outline-level="9" text:style-name="TOC_20_9">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Contents_20_Heading">Table of Contents</text:p>
            </text:index-title>
            <text:p text:style-name="P22">Overview<text:tab/>3</text:p>
            <text:p text:style-name="P22">PLATO Quick Reference<text:tab/>4</text:p>
            <text:p text:style-name="P22">Installation<text:tab/>5</text:p>
            <text:p text:style-name="P24">Prerequisites<text:tab/>5</text:p>
            <text:p text:style-name="P24">Unpacking<text:tab/>5</text:p>
            <text:p text:style-name="P24">Configuration<text:tab/>5</text:p>
            <text:p text:style-name="P24">Compilation and Installation<text:tab/>6</text:p>
            <text:p text:style-name="P22">Running PLATO<text:tab/>6</text:p>
            <text:p text:style-name="P24">Parallel Options<text:tab/>6</text:p>
            <text:p text:style-name="P24">Special Options<text:tab/>7</text:p>
            <text:p text:style-name="P24">Global Options<text:tab/>7</text:p>
            <text:p text:style-name="P22">Commands<text:tab/>8</text:p>
            <text:p text:style-name="P24">batch<text:tab/>8</text:p>
            <text:p text:style-name="P24">concordance<text:tab/>8</text:p>
            <text:p text:style-name="P24">filter-maf<text:tab/>9</text:p>
            <text:p text:style-name="P24">filter-marker-call<text:tab/>10</text:p>
            <text:p text:style-name="P24">filter-sample-call<text:tab/>10</text:p>
            <text:p text:style-name="P24">filter-trait-missing<text:tab/>10</text:p>
            <text:p text:style-name="P24">linear<text:tab/>10</text:p>
            <text:p text:style-name="P24">load-data<text:tab/>15</text:p>
            <text:p text:style-name="P24">load-trait<text:tab/>19</text:p>
            <text:p text:style-name="P24">logistic<text:tab/>20</text:p>
            <text:p text:style-name="P24">output-beagle<text:tab/>21</text:p>
            <text:p text:style-name="P24">output-bed<text:tab/>22</text:p>
            <text:p text:style-name="P24">output-eigenstrat<text:tab/>22</text:p>
            <text:p text:style-name="P24">output-ped<text:tab/>23</text:p>
            <text:p text:style-name="P24">output-tped<text:tab/>23</text:p>
            <text:p text:style-name="P24">recode-alleles<text:tab/>24</text:p>
          </text:index-body>
        </text:table-of-content>
      </text:section>
      <text:section text:style-name="Sect1" text:name="Sect2">
        <text:p text:style-name="Body_20_Text"/>
        <text:h text:style-name="P40" text:outline-level="1"><text:bookmark-start text:name="__RefHeading__264_765549263"/>Overview<text:bookmark-end text:name="__RefHeading__264_765549263"/></text:h>
        <text:p text:style-name="P6">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6">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text:p>
        <text:p text:style-name="P6"/>
        <text:h text:style-name="P39" text:outline-level="1"><text:bookmark-start text:name="__RefHeading__1633_671551702"/>PLATO Quick Reference<text:bookmark-end text:name="__RefHeading__1633_671551702"/></text:h>
        <text:p text:style-name="P13"><text:span text:style-name="Default_20_Paragraph_20_Font"><text:span text:style-name="T6">General Options:</text:span></text:span></text:p>
        <text:p text:style-name="P15"><text:span text:style-name="Default_20_Paragraph_20_Font"><text:span text:style-name="T7">Special Options</text:span></text:span></text:p>
        <text:p text:style-name="P16"><text:tab/>-h [ --help ]<text:tab/>Display help message</text:p>
        <text:p text:style-name="P16"><text:tab/>-L [ --list-command ]<text:tab/>List all available PLATO commands</text:p>
        <text:p text:style-name="P16"><text:tab/>-C [ --help-command ] cmd<text:tab/>Display help for the given command</text:p>
        <text:p text:style-name="P16"><text:tab/>-v [ --version ]<text:tab/>Display version</text:p>
        <text:p text:style-name="P16"/>
        <text:p text:style-name="P15"><text:span text:style-name="Default_20_Paragraph_20_Font"><text:span text:style-name="T7">Global Options</text:span></text:span></text:p>
        <text:p text:style-name="P15"><text:span text:style-name="Default_20_Paragraph_20_Font"><text:span text:style-name="T6"><text:tab/>-f [ --logfile ] arg (=plato.log)</text:span></text:span><text:span text:style-name="Default_20_Paragraph_20_Font"><text:span text:style-name="T6"><text:tab/>Name of the log file </text:span></text:span></text:p>
        <text:p text:style-name="P15"><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16"><text:tab/>--extra-chroms (=X,Y,XY,M-MT)<text:tab/>Comma-separated list of extra chromosomes; dashes indicate aliases</text:p>
        <text:p text:style-name="P14"/>
        <text:p text:style-name="P13"><text:span text:style-name="Default_20_Paragraph_20_Font"><text:span text:style-name="T6">Available Commands:</text:span></text:span></text:p>
        <text:p text:style-name="P15"><text:span text:style-name="Default_20_Paragraph_20_Font"><text:span text:style-name="T8">Data Loading</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15"/>
        <text:p text:style-name="P15"><text:span text:style-name="Default_20_Paragraph_20_Font"><text:span text:style-name="T8">Data Output</text:span></text:span><text:span text:style-name="Default_20_Paragraph_20_Font"><text:span text:style-name="T9"> </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15"/>
        <text:p text:style-name="P17">Filtering</text:p>
        <text:p text:style-name="P15"><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85_671551702">recode-alleles</text:bookmark-ref></text:span></text:span><text:span text:style-name="Default_20_Paragraph_20_Font"><text:span text:style-name="T9"><text:tab/>Set the referent allele for markers</text:span></text:span></text:p>
        <text:p text:style-name="P18"/>
        <text:p text:style-name="P17">Analysis</text:p>
        <text:p text:style-name="P15"><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15"><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19"/>
        <text:p text:style-name="P19"/>
        <text:h text:style-name="P41" text:outline-level="1"><text:bookmark-start text:name="__RefHeading__270_765549263"/>Installation<text:bookmark-end text:name="__RefHeading__270_765549263"/></text:h>
        <text:p text:style-name="P13">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2160508265018520382" text:style-name="L1">
          <text:list-item>
            <text:p text:style-name="P26">A modern C++ compiler.</text:p>
          </text:list-item>
          <text:list-item>
            <text:p text:style-name="P26">Boost Libraries for C++, version 1.42 or later (http://www.boost.org).</text:p>
          </text:list-item>
          <text:list-item>
            <text:p text:style-name="P26">Gnu Scientific Library (http://www.gnu.org/software/gsl/).</text:p>
          </text:list-item>
          <text:list-item>
            <text:p text:style-name="P26">(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0.0.tar.gz</text:p>
        <text:p text:style-name="Normal">This will unpack the source code into a directory called <text:span text:style-name="Default_20_Paragraph_20_Font"><text:span text:style-name="T10">plato-2.0.0</text:span></text:span>. <text:s/>For all of the following commands, we assume that you are in this directory.</text:p>
        <text:p text:style-name="P20">$ cd ./plato-2.0.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text:soft-page-break/>Compilation and Installation<text:bookmark-end text:name="__RefHeading__278_765549263"/></text:h>
        <text:p text:style-name="Normal">Once the configuration of PLATO is complete, the user can then compile and install the software. <text:s/>To 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37" text:outline-level="2">Parallel Options</text:h>
        <text:p text:style-name="P7">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8">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25">$ mpirun -n N plato ...</text:p>
        <text:p text:style-name="P23">Above, “N” is the number of processes used by PLATO, and the ellipsis indicates that all of the remaining options to PLATO remain the same. <text:s/>Note that when using MPI, N should be greater than 2, as one processor is solely devoted to dividing the work appropriately.</text:p>
        <text:h text:style-name="Heading_20_2" text:outline-level="2"><text:bookmark-start text:name="__RefHeading__2371_671551702"/><text:soft-page-break/>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extra-chroms string (=X,Y,XY,M-MT)</text:h>
        <text:p text:style-name="Body_20_Text">Provides a comma-separated string of non-autosomal chromosomes to use in the analysis. <text:s/>You may <text:soft-page-break/>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9011219654293336538" text:style-name="L2">
          <text:list-item>
            <text:p text:style-name="P32"><text:span text:style-name="Default_20_Paragraph_20_Font"><text:span text:style-name="T11">Sample mismatch</text:span></text:span><text:line-break/>A sample is in one dataset but not another</text:p>
          </text:list-item>
          <text:list-item>
            <text:p text:style-name="P32"><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32"><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his command will produce a single output for the first two kinds of mismatch, and three outputs for the actual call discordance. <text:s/>The three discordance outputs are a file of every discordant call and a <text:soft-page-break/>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text:soft-page-break/>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ext:soft-page-break/>The strength of PLATO as compared with other available tools is the ability to automatically generate models to perform statistical hypothesis testing. <text:s/>By default, PLATO will perform a standard GWAS, but it can be configured to perform an EWAS, GxG, GxE, or PheWAS analysis depending on the options given.</text:p>
        <text:p text:style-name="P8"><text:span text:style-name="T11">NOTE:</text:span> This command is MPI-enabled.</text:p>
        <text:h text:style-name="Heading_20_3" text:outline-level="3">--models string</text:h>
        <text:p text:style-name="Body_20_Text">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File"># This is a comment, and ignored</text:p>
        <text:p text:style-name="File"># All models have 2 markers + a trait</text:p>
        <text:p text:style-name="File">rs122483<text:tab/>chr1:342864<text:tab/><text:tab/>BMI</text:p>
        <text:p text:style-name="File">chr2:86302<text:tab/>chr4:47290<text:tab/><text:tab/>LDL</text:p>
        <text:p text:style-name="File"># Note that order of the variables doesn't matter</text:p>
        <text:p text:style-name="File">LDL<text:tab/><text:tab/>rs347290<text:tab/><text:tab/>3:12386</text:p>
        <text:p text:style-name="P50"># Also, RSIDs are case insensitive and “chr” is optional for a chrom.</text:p>
        <text:p text:style-name="P50">Rs122483<text:tab/>BMI<text:tab/><text:tab/><text:tab/>4:47290</text:p>
        <text:p text:style-name="Body_20_Text">Note that this argument can be given multiple times, and if given, will override any automated model generation.</text:p>
        <text:h text:style-name="Heading_20_3" text:outline-level="3">--exclude-markers</text:h>
        <text:p text:style-name="Body_20_Text">If given, automatically generated models will not include markers. <text:s/>This is useful for an EWAS or an ExE analysis.</text:p>
        <text:h text:style-name="Heading_20_3" text:outline-level="3">--use-traits</text:h>
        <text:p text:style-name="Body_20_Text">If given, will include the traits not listed as covariates in the models to be generated.</text:p>
        <text:h text:style-name="Heading_20_3" text:outline-level="3">--pairwise</text:h>
        <text:p text:style-name="Body_20_Text">Generate exhaustive pairwise models.</text:p>
        <text:h text:style-name="Heading_20_3" text:outline-level="3">--incl-traits string</text:h>
        <text:p text:style-name="Body_20_Text">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Heading_20_3" text:outline-level="3">--excl-traits string</text:h>
        <text:p text:style-name="Body_20_Text">Gives a comma-separated list of traits to exclude from analysis when generating models. <text:s/>This <text:soft-page-break/>argument may be given multiple times and supersedes “--incl-traits”.</text:p>
        <text:h text:style-name="Heading_20_3" text:outline-level="3">--incl-markers string</text:h>
        <text:p text:style-name="Body_20_Text">Gives a comma-separated list of markers to include in the model generation. <text:s/>This argument may be given multiple times, and is especially helpful when used in conjunction with the “--one-sided” argument.</text:p>
        <text:h text:style-name="Heading_20_3" text:outline-level="3">--one-sided</text:h>
        <text:p text:style-name="Body_20_Text">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Heading_20_3" text:outline-level="3">Model Generation Summary</text:h>
        <text:p text:style-name="Body_20_Text">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Table_20_Heading">--exclude-markers</text:p>
              </table:table-cell>
              <table:table-cell table:style-name="Table1.A1" office:value-type="string">
                <text:p text:style-name="Table_20_Heading">--use-traits</text:p>
              </table:table-cell>
              <table:table-cell table:style-name="Table1.A1" office:value-type="string">
                <text:p text:style-name="Table_20_Heading">--pairwise</text:p>
              </table:table-cell>
              <table:table-cell table:style-name="Table1.A1" office:value-type="string">
                <text:p text:style-name="Table_20_Heading">--one-sided</text:p>
              </table:table-cell>
              <table:table-cell table:style-name="Table1.E1" office:value-type="string">
                <text:p text:style-name="Table_20_Heading">Analysis</text:p>
              </table:table-cell>
            </table:table-row>
          </table:table-header-rows>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N</text:p>
            </table:table-cell>
            <table:table-cell table:style-name="Table1.E2" office:value-type="string">
              <text:p text:style-name="Table_20_Contents">EWAS</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E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N</text:p>
            </table:table-cell>
            <table:table-cell table:style-name="Table1.E2" office:value-type="string">
              <text:p text:style-name="Table_20_Contents">GxGxE</text:p>
            </table:table-cell>
          </table:table-row>
          <table:table-row table:style-name="Table1.2">
            <table:table-cell table:style-name="Table1.A2" office:value-type="string">
              <text:p text:style-name="Table_20_Contents">N</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E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A2" office:value-type="string">
              <text:p text:style-name="Table_20_Contents">Y</text:p>
            </table:table-cell>
            <table:table-cell table:style-name="Table1.E2" office:value-type="string">
              <text:p text:style-name="Table_20_Contents">Focused GxGxE</text:p>
            </table:table-cell>
          </table:table-row>
          <table:table-row table:style-name="Table1.2">
            <table:table-cell table:style-name="Table1.A2" office:value-type="string">
              <text:p text:style-name="Table_20_Contents">Y</text:p>
            </table:table-cell>
            <table:table-cell table:style-name="Table1.A2" office:value-type="string">
              <text:p text:style-name="Table_20_Contents">N</text:p>
            </table:table-cell>
            <table:table-cell table:style-name="Table1.A2" office:value-type="string">
              <text:p text:style-name="Table_20_Contents">*</text:p>
            </table:table-cell>
            <table:table-cell table:style-name="Table1.A2" office:value-type="string">
              <text:p text:style-name="Table_20_Contents">*</text:p>
            </table:table-cell>
            <table:table-cell table:style-name="Table1.E2" office:value-type="string">
              <text:p text:style-name="Table_20_Contents">Error</text:p>
            </table:table-cell>
          </table:table-row>
          <table:table-row table:style-name="Table1.2">
            <table:table-cell table:style-name="Table1.A2" office:value-type="string">
              <text:p text:style-name="Table_20_Contents">*</text:p>
            </table:table-cell>
            <table:table-cell table:style-name="Table1.A2" office:value-type="string">
              <text:p text:style-name="Table_20_Contents">*</text:p>
            </table:table-cell>
            <table:table-cell table:style-name="Table1.A2" office:value-type="string">
              <text:p text:style-name="Table_20_Contents">N</text:p>
            </table:table-cell>
            <table:table-cell table:style-name="Table1.A2" office:value-type="string">
              <text:p text:style-name="Table_20_Contents">Y</text:p>
            </table:table-cell>
            <table:table-cell table:style-name="Table1.E2" office:value-type="string">
              <text:p text:style-name="Table_20_Contents">Error</text:p>
            </table:table-cell>
          </table:table-row>
        </table:table>
        <text:p text:style-name="Body_20_Text">The remaining commands deal primarily with the running or reporting of regression results, and are independent of the models that are generat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ext:soft-page-break/>this argument are premuted along with the phenotypic status when permutation testing is performed; for this reason, this argument should include phenotypic control variables such as age and gender. <text:s/>This argument may be given multiple times.</text:p>
        <text:h text:style-name="P46" text:outline-level="3">--const-covariates string</text:h>
        <text:p text:style-name="P33">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5926676982769081675" text:style-name="L3">
          <text:list-item>
            <text:p text:style-name="P27"><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27"><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27"><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27"><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27"><text:span text:style-name="Default_20_Paragraph_20_Font"><text:span text:style-name="T11">Weighted</text:span></text:span><text:span text:style-name="Default_20_Paragraph_20_Font"><text:span text:style-name="T11"><text:line-break/></text:span></text:span>This encoding is a hybrid between the traditional encodings and the codominant encoding. <text:s/>For each marker, the result from a univariate model (with appropriate covariates) is used to determine an encoding from marker state to the set {0, x, 1}, where 0&lt;=x&lt;=1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Heading_20_3" text:outline-level="3"><text:soft-page-break/>--phewas</text:h>
        <text:p text:style-name="Body_20_Text">If given, PLATO will use all traits not explicity excluded or used as covariates as outcomes in a PheWAS. <text:s/>Note that this option is incompatible with the “--outcome” argument.</text:p>
        <text:h text:style-name="Heading_20_3" text:outline-level="3">--correction enum</text:h>
        <text:p text:style-name="Body_20_Text">A comma-separated list of multiple test correction strategies to use in reporting results from the regression. <text:s/>Currently implemented strategies are limited to Bonferroni and FDR.</text:p>
        <text:h text:style-name="Heading_20_3" text:outline-level="3">--output string (=output.txt)</text:h>
        <text:p text:style-name="Body_20_Text">The filename of the output of the regression. <text:s/>The output of the regression is given as a column-separated file, with one line per model tested, sorted by model p-value:</text:p>
        <text:list xml:id="list6358768440641856167" text:style-name="L4">
          <text:list-item>
            <text:p text:style-name="P28">Outcome name (if not using the default phenotypic status).</text:p>
          </text:list-item>
          <text:list-item>
            <text:p text:style-name="P28">IDs for the variables of interest.</text:p>
          </text:list-item>
          <text:list-item>
            <text:p text:style-name="P28">For any markers, allele and frequency of the encoded allele, calculated for the individual model. <text:s/>Note that his value may be different for the same marker in different models because of different patterns of missingness.</text:p>
          </text:list-item>
          <text:list-item>
            <text:p text:style-name="P28">The number of missing samples for the model.</text:p>
          </text:list-item>
          <text:list-item>
            <text:p text:style-name="P28">Convergence status (if using the <text:bookmark-ref text:reference-format="text" text:ref-name="__RefHeading__1594_671551702">logistic</text:bookmark-ref> command)</text:p>
          </text:list-item>
          <text:list-item>
            <text:p text:style-name="P28">The coefficient, standard error and p-value for each variable. <text:s/>If testing interactions, the coefficients will be displayed for both the reduced model (main effects only) and the full model (main effects + interaction terms).</text:p>
          </text:list-item>
          <text:list-item>
            <text:p text:style-name="P28">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28">The corrected p-value(s) of the models. <text:s/>The corrected p-values are calculated based on the overall model p-value (see above for the meaning).</text:p>
          </text:list-item>
        </text:list>
        <text:h text:style-name="Heading_20_3" text:outline-level="3">--separator string (=&lt;TAB&gt;)</text:h>
        <text:p text:style-name="Body_20_Text">The string to use for separating columns in the regression output file.</text:p>
        <text:h text:style-name="Heading_20_3" text:outline-level="3">--show-univariate</text:h>
        <text:p text:style-name="Body_20_Text">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text:soft-page-break/>--thresh float (=1)</text:h>
        <text:p text:style-name="Body_20_Text">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Heading_20_3" text:outline-level="3">--threads int (=1)</text:h>
        <text:p text:style-name="Body_20_Text">The number of parallel processes to use in a regression in order to speed runtime. <text:s/>Setting this value to 0 disables threading, which can be useful in debugging PLATO.</text:p>
        <text:h text:style-name="Heading_20_3" text:outline-level="3">--lowmem</text:h>
        <text:p text:style-name="Body_20_Text">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P46" text:outline-level="3">Permutation Overview</text:h>
        <text:p text:style-name="P33">PLATO offers permutation testing for calculation of the p-value of a model in addition to the parametric p-value calculation inherent with the regression models. <text:s/>The p-value for a given model is defined to be the fraction of times any permuted model has a lower p-value than the parametrically calculated p-value of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p text:style-name="P33">The following options control the behavior and output of the permutations run by PLATO.</text:p>
        <text:h text:style-name="P46" text:outline-level="3">--permutations int (=0)</text:h>
        <text:p text:style-name="P3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47" text:outline-level="3">--permu-seed int</text:h>
        <text:p text:style-name="P34">This argument allows for repeatability of results by specifying the initial seed for the random number generator used to initialize the permutations. <text:s/>If no seed is given, one will be generated at random and reported to the user.</text:p>
        <text:h text:style-name="P47" text:outline-level="3">--permu-thresh float (=0.05)</text:h>
        <text:p text:style-name="P34">PLATO will print detailed permutation results for all permuted models whose p-value falls below this threshold. <text:s/>Be aware that increasing this threshold can dramatically increase the storage requirements.</text:p>
        <text:h text:style-name="P48" text:outline-level="3"><text:soft-page-break/>--permu-detail-fn string (=permutation-detail.txt)</text:h>
        <text:p text:style-name="P35">This is the name of the file that PLATO will print the detailed permutation output to. <text:s/>To disable this output, set this argument equal to the empty string (“”).</text:p>
        <text:h text:style-name="P48" text:outline-level="3">--permu-pval-fn string (=permutation-pval.txt)</text:h>
        <text:p text:style-name="P35">PLATO will print all p-values of all permuted models in this file, one per line. <text:s/>The p-values printed will be sorted, with the following “special” p-values as flags with the following interpretation:</text:p>
        <text:list xml:id="list7002889564954572310" text:style-name="L6">
          <text:list-item>
            <text:p text:style-name="P29">2<text:span text:style-name="T13">: Calculation of the permuted model failed</text:span></text:p>
          </text:list-item>
          <text:list-item>
            <text:p text:style-name="P30">3<text:span text:style-name="T13">: Could not run permuted model (typically, too many missing values)</text:span></text:p>
          </text:list-item>
        </text:list>
        <text:h text:style-name="P49" text:outline-level="3">--permu-run-full</text:h>
        <text:p text:style-name="P36">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241768479823385864" text:style-name="L5">
          <text:list-item>
            <text:p text:style-name="P51">PLINK files (ped/map)</text:p>
          </text:list-item>
          <text:list-item>
            <text:p text:style-name="P51">Binary PLINK files (bed/bim/fam)</text:p>
          </text:list-item>
          <text:list-item>
            <text:p text:style-name="P51">Transposed PLINK files (tped/tfam)</text:p>
          </text:list-item>
          <text:list-item>
            <text:p text:style-name="P51">Long-format PLINK files (lgen/map/fam)</text:p>
          </text:list-item>
          <text:list-item>
            <text:p text:style-name="P51">Beagle files</text:p>
          </text:list-item>
          <text:list-item>
            <text:p text:style-name="P52">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text:soft-page-break/>--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text:soft-page-break/>--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text:soft-page-break/>--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text:soft-page-break/>“--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42" text:outline-level="3">--vcf-file string</text:h>
        <text:p text:style-name="P9">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42" text:outline-level="3">--no-filter-marker</text:h>
        <text:p text:style-name="P9">By default, PLATO will not load any marker that has a FILTER annotation other than “PASS” or “.”. <text:s/>By setting the option, PLATO will load all markers without regard to the filter status.</text:p>
        <text:h text:style-name="P42" text:outline-level="3">--no-filter-geno</text:h>
        <text:p text:style-name="P9">By default, PLATO will set any genotype that has a “FT” annotation other than “PASS” to missing. <text:s/>Including this option will cuase PLATO to load all genotype calls without regard to genotype filter annotation status.</text:p>
        <text:h text:style-name="P42" text:outline-level="3">--vcf-phased</text:h>
        <text:p text:style-name="P9">Setting this option tells PLATO that the data in the VCF file is phased. <text:s/>Note that PLATO will warn the user if the phasing in the VCF file is inconsistent with the options provided.</text:p>
        <text:h text:style-name="P42" text:outline-level="3"><text:soft-page-break/>--vcf-poly</text:h>
        <text:p text:style-name="P9">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P42" text:outline-level="3">Pre-Filtering Options</text:h>
        <text:p text:style-name="P9">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43" text:outline-level="3">--chrom string</text:h>
        <text:p text:style-name="P10">This argument gives a comma-separated list of chromosomes to load data for. <text:s/>If not given, PLATO will load data for all chromosomes.</text:p>
        <text:h text:style-name="P43" text:outline-level="3">--bp-window srting</text:h>
        <text:p text:style-name="P10">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43" text:outline-level="3">--incl-marker string</text:h>
        <text:p text:style-name="P10">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43" text:outline-level="3">--excl-marker string</text:h>
        <text:p text:style-name="P10">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43" text:outline-level="3">--incl-marker-fn string</text:h>
        <text:p text:style-name="P10">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43" text:outline-level="3"><text:soft-page-break/>--excl-marker-fn string</text:h>
        <text:p text:style-name="P10">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43" text:outline-level="3">--incl-sample string</text:h>
        <text:p text:style-name="P10">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44" text:outline-level="3">--excl-sample string</text:h>
        <text:p text:style-name="P11">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21">... (Further lines truncated) ...</text:p>
        <text:h text:style-name="Heading_20_3" text:outline-level="3"><text:soft-page-break/>--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8">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8"><text:span text:style-name="T11">NOTE:</text:span><text:span text:style-name="T13"> This command is MPI-enabled.</text:span> </text:p>
        <text:h text:style-name="Heading_20_3" text:outline-level="3"><text:soft-page-break/>--odds-ratio</text:h>
        <text:p text:style-name="Body_20_Text">If given, PLATO will display the odds ratios for each coefficient rather than the raw coefficient returned by the logistic regression.</text:p>
        <text:h text:style-name="Heading_20_3" text:outline-level="3">--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ext:soft-page-break/>--trio</text:h>
        <text:p text:style-name="Body_20_Text">Indicates that the data to be printed is trio data (two parents, one child). <text:s/>Note that PLATO will exit with an error if the data loaded does not conform to this structure.</text:p>
        <text:h text:style-name="Heading_20_3" text:outline-level="3">--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text:soft-page-break/>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text:soft-page-break/>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21">... (Additional lines truncated) ...</text:p>
        <text:h text:style-name="P45" text:outline-level="3">--input-map</text:h>
        <text:p text:style-name="P12">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45" text:outline-level="3"><text:soft-page-break/>--map3</text:h>
        <text:p text:style-name="P12">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45" text:outline-level="3">--out string</text:h>
        <text:p text:style-name="P12">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45" text:outline-level="3">--output-map</text:h>
        <text:p text:style-name="P12">Prints the output above in extended map format. <text:s/>This may be useful as part of a pipeline including other tool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OpenSymbol1"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5in" style:line-height-at-least="0.139in" fo:hyphenation-ladder-count="no-limit" fo:text-indent="-0.25in" style:auto-text-indent="false" style:vertical-align="baseline">
        <style:tab-stops/>
      </style:paragraph-properties>
      <style:text-properties style:font-name="Courier New"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1"/>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WW_5f_CharLFO2LVL1" style:display-name="WW_CharLFO2LVL1" style:family="text">
      <style:text-properties style:font-name="Symbol" style:font-name-complex="OpenSymbol1"/>
    </style:style>
    <style:style style:name="WW_5f_CharLFO2LVL2" style:display-name="WW_CharLFO2LVL2" style:family="text">
      <style:text-properties style:font-name="OpenSymbol1" style:font-name-complex="OpenSymbol1"/>
    </style:style>
    <style:style style:name="WW_5f_CharLFO2LVL3" style:display-name="WW_CharLFO2LVL3" style:family="text">
      <style:text-properties style:font-name="OpenSymbol1" style:font-name-complex="OpenSymbol1"/>
    </style:style>
    <style:style style:name="WW_5f_CharLFO2LVL4" style:display-name="WW_CharLFO2LVL4" style:family="text">
      <style:text-properties style:font-name="Symbol" style:font-name-complex="OpenSymbol1"/>
    </style:style>
    <style:style style:name="WW_5f_CharLFO2LVL5" style:display-name="WW_CharLFO2LVL5" style:family="text">
      <style:text-properties style:font-name="OpenSymbol1" style:font-name-complex="OpenSymbol1"/>
    </style:style>
    <style:style style:name="WW_5f_CharLFO2LVL6" style:display-name="WW_CharLFO2LVL6" style:family="text">
      <style:text-properties style:font-name="OpenSymbol1" style:font-name-complex="OpenSymbol1"/>
    </style:style>
    <style:style style:name="WW_5f_CharLFO2LVL7" style:display-name="WW_CharLFO2LVL7" style:family="text">
      <style:text-properties style:font-name="Symbol" style:font-name-complex="OpenSymbol1"/>
    </style:style>
    <style:style style:name="WW_5f_CharLFO2LVL8" style:display-name="WW_CharLFO2LVL8" style:family="text">
      <style:text-properties style:font-name="OpenSymbol1" style:font-name-complex="OpenSymbol1"/>
    </style:style>
    <style:style style:name="WW_5f_CharLFO2LVL9" style:display-name="WW_CharLFO2LVL9" style:family="text">
      <style:text-properties style:font-name="OpenSymbol1" style:font-name-complex="OpenSymbol1"/>
    </style:style>
    <style:style style:name="WW_5f_CharLFO3LVL1" style:display-name="WW_CharLFO3LVL1" style:family="text">
      <style:text-properties style:font-name="Symbol" style:font-name-complex="OpenSymbol1"/>
    </style:style>
    <style:style style:name="WW_5f_CharLFO3LVL2" style:display-name="WW_CharLFO3LVL2" style:family="text">
      <style:text-properties style:font-name="OpenSymbol1" style:font-name-complex="OpenSymbol1"/>
    </style:style>
    <style:style style:name="WW_5f_CharLFO3LVL3" style:display-name="WW_CharLFO3LVL3" style:family="text">
      <style:text-properties style:font-name="OpenSymbol1" style:font-name-complex="OpenSymbol1"/>
    </style:style>
    <style:style style:name="WW_5f_CharLFO3LVL4" style:display-name="WW_CharLFO3LVL4" style:family="text">
      <style:text-properties style:font-name="Symbol" style:font-name-complex="OpenSymbol1"/>
    </style:style>
    <style:style style:name="WW_5f_CharLFO3LVL5" style:display-name="WW_CharLFO3LVL5" style:family="text">
      <style:text-properties style:font-name="OpenSymbol1" style:font-name-complex="OpenSymbol1"/>
    </style:style>
    <style:style style:name="WW_5f_CharLFO3LVL6" style:display-name="WW_CharLFO3LVL6" style:family="text">
      <style:text-properties style:font-name="OpenSymbol1" style:font-name-complex="OpenSymbol1"/>
    </style:style>
    <style:style style:name="WW_5f_CharLFO3LVL7" style:display-name="WW_CharLFO3LVL7" style:family="text">
      <style:text-properties style:font-name="Symbol" style:font-name-complex="OpenSymbol1"/>
    </style:style>
    <style:style style:name="WW_5f_CharLFO3LVL8" style:display-name="WW_CharLFO3LVL8" style:family="text">
      <style:text-properties style:font-name="OpenSymbol1" style:font-name-complex="OpenSymbol1"/>
    </style:style>
    <style:style style:name="WW_5f_CharLFO3LVL9" style:display-name="WW_CharLFO3LVL9" style:family="text">
      <style:text-properties style:font-name="OpenSymbol1" style:font-name-complex="OpenSymbol1"/>
    </style:style>
    <style:style style:name="WW_5f_CharLFO4LVL1" style:display-name="WW_CharLFO4LVL1" style:family="text">
      <style:text-properties style:font-name="Symbol" style:font-name-complex="OpenSymbol1"/>
    </style:style>
    <style:style style:name="WW_5f_CharLFO4LVL2" style:display-name="WW_CharLFO4LVL2" style:family="text">
      <style:text-properties style:font-name="OpenSymbol1" style:font-name-complex="OpenSymbol1"/>
    </style:style>
    <style:style style:name="WW_5f_CharLFO4LVL3" style:display-name="WW_CharLFO4LVL3" style:family="text">
      <style:text-properties style:font-name="OpenSymbol1" style:font-name-complex="OpenSymbol1"/>
    </style:style>
    <style:style style:name="WW_5f_CharLFO4LVL4" style:display-name="WW_CharLFO4LVL4" style:family="text">
      <style:text-properties style:font-name="Symbol" style:font-name-complex="OpenSymbol1"/>
    </style:style>
    <style:style style:name="WW_5f_CharLFO4LVL5" style:display-name="WW_CharLFO4LVL5" style:family="text">
      <style:text-properties style:font-name="OpenSymbol1" style:font-name-complex="OpenSymbol1"/>
    </style:style>
    <style:style style:name="WW_5f_CharLFO4LVL6" style:display-name="WW_CharLFO4LVL6" style:family="text">
      <style:text-properties style:font-name="OpenSymbol1" style:font-name-complex="OpenSymbol1"/>
    </style:style>
    <style:style style:name="WW_5f_CharLFO4LVL7" style:display-name="WW_CharLFO4LVL7" style:family="text">
      <style:text-properties style:font-name="Symbol" style:font-name-complex="OpenSymbol1"/>
    </style:style>
    <style:style style:name="WW_5f_CharLFO4LVL8" style:display-name="WW_CharLFO4LVL8" style:family="text">
      <style:text-properties style:font-name="OpenSymbol1" style:font-name-complex="OpenSymbol1"/>
    </style:style>
    <style:style style:name="WW_5f_CharLFO4LVL9" style:display-name="WW_CharLFO4LVL9" style:family="text">
      <style:text-properties style:font-name="OpenSymbol1" style:font-name-complex="OpenSymbol1"/>
    </style:style>
    <style:style style:name="WW_5f_CharLFO6LVL1" style:display-name="WW_CharLFO6LVL1" style:family="text">
      <style:text-properties style:font-name="Symbol" style:font-name-complex="OpenSymbol1"/>
    </style:style>
    <style:style style:name="WW_5f_CharLFO6LVL2" style:display-name="WW_CharLFO6LVL2" style:family="text">
      <style:text-properties style:font-name="OpenSymbol1" style:font-name-complex="OpenSymbol1"/>
    </style:style>
    <style:style style:name="WW_5f_CharLFO6LVL3" style:display-name="WW_CharLFO6LVL3" style:family="text">
      <style:text-properties style:font-name="OpenSymbol1" style:font-name-complex="OpenSymbol1"/>
    </style:style>
    <style:style style:name="WW_5f_CharLFO6LVL4" style:display-name="WW_CharLFO6LVL4" style:family="text">
      <style:text-properties style:font-name="Symbol" style:font-name-complex="OpenSymbol1"/>
    </style:style>
    <style:style style:name="WW_5f_CharLFO6LVL5" style:display-name="WW_CharLFO6LVL5" style:family="text">
      <style:text-properties style:font-name="OpenSymbol1" style:font-name-complex="OpenSymbol1"/>
    </style:style>
    <style:style style:name="WW_5f_CharLFO6LVL6" style:display-name="WW_CharLFO6LVL6" style:family="text">
      <style:text-properties style:font-name="OpenSymbol1" style:font-name-complex="OpenSymbol1"/>
    </style:style>
    <style:style style:name="WW_5f_CharLFO6LVL7" style:display-name="WW_CharLFO6LVL7" style:family="text">
      <style:text-properties style:font-name="Symbol" style:font-name-complex="OpenSymbol1"/>
    </style:style>
    <style:style style:name="WW_5f_CharLFO6LVL8" style:display-name="WW_CharLFO6LVL8" style:family="text">
      <style:text-properties style:font-name="OpenSymbol1" style:font-name-complex="OpenSymbol1"/>
    </style:style>
    <style:style style:name="WW_5f_CharLFO6LVL9" style:display-name="WW_CharLFO6LVL9" style:family="text">
      <style:text-properties style:font-name="OpenSymbol1" style:font-name-complex="OpenSymbol1"/>
    </style:style>
    <style:style style:name="WW_5f_CharLFO7LVL1" style:display-name="WW_CharLFO7LVL1" style:family="text">
      <style:text-properties style:font-name="Symbol" style:font-name-complex="OpenSymbol1"/>
    </style:style>
    <style:style style:name="WW_5f_CharLFO7LVL2" style:display-name="WW_CharLFO7LVL2" style:family="text">
      <style:text-properties style:font-name="OpenSymbol1" style:font-name-complex="OpenSymbol1"/>
    </style:style>
    <style:style style:name="WW_5f_CharLFO7LVL3" style:display-name="WW_CharLFO7LVL3" style:family="text">
      <style:text-properties style:font-name="OpenSymbol1" style:font-name-complex="OpenSymbol1"/>
    </style:style>
    <style:style style:name="WW_5f_CharLFO7LVL4" style:display-name="WW_CharLFO7LVL4" style:family="text">
      <style:text-properties style:font-name="Symbol" style:font-name-complex="OpenSymbol1"/>
    </style:style>
    <style:style style:name="WW_5f_CharLFO7LVL5" style:display-name="WW_CharLFO7LVL5" style:family="text">
      <style:text-properties style:font-name="OpenSymbol1" style:font-name-complex="OpenSymbol1"/>
    </style:style>
    <style:style style:name="WW_5f_CharLFO7LVL6" style:display-name="WW_CharLFO7LVL6" style:family="text">
      <style:text-properties style:font-name="OpenSymbol1" style:font-name-complex="OpenSymbol1"/>
    </style:style>
    <style:style style:name="WW_5f_CharLFO7LVL7" style:display-name="WW_CharLFO7LVL7" style:family="text">
      <style:text-properties style:font-name="Symbol" style:font-name-complex="OpenSymbol1"/>
    </style:style>
    <style:style style:name="WW_5f_CharLFO7LVL8" style:display-name="WW_CharLFO7LVL8" style:family="text">
      <style:text-properties style:font-name="OpenSymbol1" style:font-name-complex="OpenSymbol1"/>
    </style:style>
    <style:style style:name="WW_5f_CharLFO7LVL9" style:display-name="WW_CharLFO7LVL9" style:family="text">
      <style:text-properties style:font-name="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8</meta:editing-cycles>
    <meta:editing-duration>PT4H44S</meta:editing-duration>
    <dc:date>2014-08-01T15:50:29</dc:date>
    <dc:creator>JOHN WALLACE</dc:creator>
    <meta:document-statistic meta:table-count="1" meta:image-count="0" meta:object-count="0" meta:page-count="28" meta:paragraph-count="536" meta:word-count="8464" meta:character-count="51699" meta:non-whitespace-character-count="43735"/>
  </office:meta>
</office:document-meta>
</file>